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5-10-2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5-08-0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5-04-09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5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4-10-1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4-07-17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4-04-03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4-01-1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3-10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3-07-17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3-04-04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3-01-30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2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2-04-2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2-01-1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1-10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1-07-2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1-04-0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1-02-10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0-11-12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0-07-2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0-04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20-01-10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9-10-0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9-07-1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9-05-0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9-01-1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8-10-10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8-07-2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7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7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7-04-19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6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6-07-1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6-04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6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6-01-1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5-10-0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5-07-1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5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4-10-28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4-07-3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4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3-12-1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3-08-0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3-04-1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2-10-3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2-08-0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2-04-1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1-10-2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1-07-2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1-04-2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1-02-0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0-07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10-04-2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8-08-2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8-04-14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8-01-2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7-11-17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7-09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7-05-0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6-11-14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6-08-02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6-04-1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6-01-24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5-12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5-10-2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5-07-05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5-02-08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4-11-08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4-06-1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4-03-10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3-12-0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3-09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3-04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3-01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2-10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2-07-0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2-04-0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2-01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1-11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1-06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1-03-2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1-0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0-10-1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0-07-27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0-06-2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0-04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2000-04-1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91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91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91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91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9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9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90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90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9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9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9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8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8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8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8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7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7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7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6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6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6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6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5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5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5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5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4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4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4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3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3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3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3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2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2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2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2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1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1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1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1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1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0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0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06089</text:p>
          </table:table-cell>
          <table:table-cell office:value-type="string" calcext:value-type="string">
            <text:p>39S/07W-32ADA</text:p>
          </table:table-cell>
          <table:table-cell office:value-type="string" calcext:value-type="string">
            <text:p>1980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2" meta:object-count="0"/>
    <meta:user-defined meta:name="AppVersion">3.0</meta:user-defined>
  </office:meta>
</office:document-meta>
</file>